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Bahnschrift SemiLight" svg:font-family="'Bahnschrift SemiLight'" style:font-family-generic="swiss" style:font-pitch="variable"/>
    <style:font-face style:name="Caviar Dreams" svg:font-family="'Caviar Dreams'" style:font-family-generic="swiss" style:font-pitch="variable"/>
    <style:font-face style:name="Galyon Book" svg:font-family="'Galyon Book'" style:font-family-generic="modern" style:font-pitch="variable"/>
    <style:font-face style:name="Galyon-Bold" svg:font-family="Galyon-Bold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 SemiLight" officeooo:rsid="001337cc" officeooo:paragraph-rsid="001337cc"/>
    </style:style>
    <style:style style:name="P2" style:family="paragraph" style:parent-style-name="Standard">
      <style:text-properties style:font-name="Bahnschrift SemiLight" fo:font-size="13pt" officeooo:rsid="001337cc" officeooo:paragraph-rsid="001337cc" style:font-size-asian="13pt" style:font-size-complex="13pt"/>
    </style:style>
    <style:style style:name="P3" style:family="paragraph" style:parent-style-name="Standard">
      <style:text-properties style:font-name="Bahnschrift SemiLight" fo:font-size="13pt" officeooo:rsid="0013ec54" officeooo:paragraph-rsid="0013ec54" style:font-size-asian="13pt" style:font-size-complex="13pt"/>
    </style:style>
    <style:style style:name="P4" style:family="paragraph" style:parent-style-name="Standard">
      <style:text-properties style:font-name="Bahnschrift SemiBold" fo:font-size="15pt" officeooo:rsid="001337cc" officeooo:paragraph-rsid="001337cc" style:font-size-asian="15pt" style:font-size-complex="15pt"/>
    </style:style>
    <style:style style:name="P5" style:family="paragraph" style:parent-style-name="Standard">
      <style:text-properties style:font-name="Bahnschrift SemiBold" fo:font-size="15pt" officeooo:rsid="0013ec54" officeooo:paragraph-rsid="0013ec54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¿Que es un usuario root en Linux?</text:p>
      <text:p text:style-name="P1"/>
      <text:p text:style-name="P2">Es el usuario que tiene acceso administrativo al sistema.</text:p>
      <text:p text:style-name="P1"/>
      <text:p text:style-name="P4"/>
      <text:p text:style-name="P4">¿Por que ubuntu no me deja establecer la contraseña durante la instalación?</text:p>
      <text:p text:style-name="P1"/>
      <text:p text:style-name="P3">Porque primero te pide una contraseña de usuario y despues se puede poner una contraseña para usuario ROOT.</text:p>
      <text:p text:style-name="P5"/>
      <text:p text:style-name="P5">¿Cuales son los procesos tipicos de Linux?</text:p>
      <text:p text:style-name="P1"/>
      <text:p text:style-name="P2">PID 1 “Process ID” es la primera prioridad del kernel de Linux cuando el mismo se ejecuta.</text:p>
      <text:p text:style-name="P2"/>
      <text:p text:style-name="P3">Se pueden identificar usando el comando “ps” al cual se le pueden agregar parametros para mas detalles de los mism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Bahnschrift SemiLight" svg:font-family="'Bahnschrift SemiLight'" style:font-family-generic="swiss" style:font-pitch="variable"/>
    <style:font-face style:name="Caviar Dreams" svg:font-family="'Caviar Dreams'" style:font-family-generic="swiss" style:font-pitch="variable"/>
    <style:font-face style:name="Galyon Book" svg:font-family="'Galyon Book'" style:font-family-generic="modern" style:font-pitch="variable"/>
    <style:font-face style:name="Galyon-Bold" svg:font-family="Galyon-Bold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0T20:23:20.685000000</meta:creation-date>
    <dc:date>2022-06-10T20:52:23.918000000</dc:date>
    <meta:editing-duration>PT8M52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7" meta:word-count="90" meta:character-count="521" meta:non-whitespace-character-count="438"/>
  </office:meta>
</office:document-meta>
</file>